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eekLowerCaseFilter.next( final Token reusable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eekLowerCaseFilter.GreekLowerCaseFilter( TokenStream in , char [ ]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